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4pt" fo:language="sv" fo:country="SE" style:font-size-asian="24pt" style:language-asian="zxx" style:country-asian="none" style:font-size-complex="24pt" style:language-complex="zxx" style:country-complex="none"/>
    </style:style>
    <style:style style:name="P2" style:family="paragraph" style:parent-style-name="Standard">
      <style:text-properties fo:font-size="20pt" fo:language="sv" fo:country="SE" fo:font-weight="bold" style:font-size-asian="20pt" style:language-asian="zxx" style:country-asian="none" style:font-weight-asian="bold" style:font-size-complex="20pt" style:language-complex="zxx" style:country-complex="none" style:font-weight-complex="bold"/>
    </style:style>
    <style:style style:name="P3" style:family="paragraph" style:parent-style-name="Standard">
      <style:text-properties fo:language="sv" fo:country="SE" style:language-asian="zxx" style:country-asian="none" style:language-complex="zxx" style:country-complex="none"/>
    </style:style>
    <style:style style:name="P4" style:family="paragraph" style:parent-style-name="Standard">
      <style:text-properties fo:language="sv" fo:country="SE" fo:font-weight="bold" style:language-asian="zxx" style:country-asian="none" style:font-weight-asian="bold" style:language-complex="zxx" style:country-complex="none" style:font-weight-complex="bold"/>
    </style:style>
    <style:style style:name="T1" style:family="text">
      <style:text-properties fo:font-weight="bold" style:font-weight-asian="bold" style:font-weight-complex="bold"/>
    </style:style>
    <style:style style:name="T2" style:family="text">
      <style:text-properties fo:font-weight="bold" style:language-asian="zxx" style:country-asian="none" style:font-weight-asian="bold" style:language-complex="zxx" style:country-complex="none" style:font-weight-complex="bold"/>
    </style:style>
    <style:style style:name="T3" style:family="text">
      <style:text-properties fo:font-variant="normal" fo:text-transform="none" fo:color="#333333" style:font-name="Times New Roman1" fo:font-size="12pt" fo:letter-spacing="normal" fo:font-style="normal" fo:font-weight="normal"/>
    </style:style>
    <style:style style:name="T4" style:family="text">
      <style:text-properties fo:font-variant="normal" fo:text-transform="none" fo:color="#333333" style:font-name="Times New Roman1" fo:font-size="12pt" fo:letter-spacing="normal" fo:font-style="normal" fo:font-weight="bold" style:font-weight-asian="bold" style:font-weight-complex="bold"/>
    </style:style>
    <style:style style:name="T5" style:family="text">
      <style:text-properties fo:font-size="20pt" fo:font-weight="bold" style:font-size-asian="20pt" style:font-weight-asian="bold" style:font-size-complex="20pt" style:font-weight-complex="bold"/>
    </style:style>
    <style:style style:name="T6" style:family="text">
      <style:text-properties fo:language="sv" fo:country="SE" style:language-asian="zxx" style:country-asian="none" style:language-complex="zxx" style:country-complex="none"/>
    </style:style>
    <style:style style:name="T7" style:family="text">
      <style:text-properties fo:language="sv" fo:country="SE" fo:font-weight="bold" style:language-asian="zxx" style:country-asian="none" style:font-weight-asian="bold" style:language-complex="zxx" style:country-complex="none" style:font-weight-complex="bold"/>
    </style:style>
    <style:style style:name="T8" style:family="text">
      <style:text-properties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ion BåtAdmin</text:p>
      <text:p text:style-name="P1"/>
      <text:p text:style-name="P2">Introduktion</text:p>
      <text:p text:style-name="P3">"Den Glada Piraten" är en båtklubb. <text:line-break/><text:line-break/>Det behövs bättre medlemshantering, ett lättare sätt för klubbmedlemmarna att hålla koll på viktiga datum. Ett bättre betalningssystem så att man inte missar betalningar eller missa att ta betalt. Lättare sätt att hitta lämpliga båtplatser beroende på storlek av båten och avståndet till botten. </text:p>
      <text:p text:style-name="P3"/>
      <text:p text:style-name="P3">Just nu sköts allting manuellt och det finns inget som helst påbörjat arbete som måste följas. </text:p>
      <text:p text:style-name="P3"><text:line-break/><text:span text:style-name="T5">Användargrupper</text:span></text:p>
      <text:p text:style-name="P3"><text:span text:style-name="T1">Klubbmedlem</text:span>: behöver hålla koll på event, betalning, båtplats, etc. Låg datorkunskap.</text:p>
      <text:p text:style-name="P3"/>
      <text:p text:style-name="P3"><text:span text:style-name="T1">Sekreterare</text:span>: behöver hjälp att boka på ett sätt så att alla blir nöjda. Låg/medel datorkunskap.</text:p>
      <text:p text:style-name="P3"/>
      <text:p text:style-name="P3"><text:span text:style-name="T1">Kassör</text:span>: håller koll på betalningar. Låg/medel datorkunskap.</text:p>
      <text:p text:style-name="P3"/>
      <text:p text:style-name="P3"><text:span text:style-name="T1">Klubbansvarig</text:span>: Ser till att allt rullar på som det ska. Låg datorkunskap. </text:p>
      <text:p text:style-name="P3"/>
      <text:p text:style-name="P2">Intressenter</text:p>
      <text:p text:style-name="Standard"><text:span text:style-name="T7">Adam Adamsson</text:span><text:span text:style-name="T6"><text:line-break/>Äger klubben och bestämmer i större drag. </text:span><text:a xlink:type="simple" xlink:href="mailto:adam@gladpirat.se">adam@gladpirat.se</text:a><text:span text:style-name="T6">, 075 5555555.</text:span></text:p>
      <text:p text:style-name="P3"/>
      <text:p text:style-name="Standard"><text:span text:style-name="T7">Lisa Lidsson </text:span><text:span text:style-name="T6"><text:line-break/>Befintlig sekreterare. </text:span><text:a xlink:type="simple" xlink:href="mailto:lisa@gladpirat.se">lisa@gladpirat.se</text:a><text:span text:style-name="T6">, 075 4444444.</text:span></text:p>
      <text:p text:style-name="P3"/>
      <text:p text:style-name="Standard"><text:span text:style-name="T7">Sten Björnsson</text:span><text:span text:style-name="T6"><text:line-break/>Befintlig kassör. </text:span><text:a xlink:type="simple" xlink:href="mailto:Sten@gladpirat.se">Sten@gladpirat.se</text:a><text:span text:style-name="T6">, 075 3333333.</text:span></text:p>
      <text:p text:style-name="P3"/>
      <text:p text:style-name="Standard"><text:span text:style-name="T7">One.com</text:span><text:span text:style-name="T6"><text:line-break/>Sida för webbhotell. </text:span><text:a xlink:type="simple" xlink:href="https://www.one.com/sv/support">https://www.one.com/sv/support</text:a><text:span text:style-name="T6"> .</text:span></text:p>
      <text:p text:style-name="P3"/>
      <text:p text:style-name="P4">Räddningstjänsten</text:p>
      <text:p text:style-name="P3">Regler/lagar/standarder när man tex byter båtplat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text:span text:style-name="T5">Liknande</text:span> <text:span text:style-name="T5">System</text:span></text:p>
      <text:p text:style-name="P3">Förenings Husets Medlemssystem, SportAdmin och Kansliet är tre olika system för <text:span text:style-name="T3">medlemsregister. </text:span></text:p>
      <text:p text:style-name="P3"><text:span text:style-name="T3"><text:tab/></text:span></text:p>
      <text:p text:style-name="P3"><text:span text:style-name="T3"><text:tab/></text:span><text:span text:style-name="T4">PROS</text:span></text:p>
      <text:p text:style-name="P3"><text:tab/>-samlar statistik.</text:p>
      <text:p text:style-name="P3"><text:tab/>-Skickar ut påminnelser.</text:p>
      <text:p text:style-name="P3"><text:tab/>-håller koll på "kunders" obetalda avgifter.</text:p>
      <text:p text:style-name="P3"><text:tab/>-Allt sker genom webben.</text:p>
      <text:p text:style-name="P3"><text:tab/>-sms påminnelser.</text:p>
      <text:p text:style-name="P3"><text:tab/>-medlemsavgift via mail.</text:p>
      <text:p text:style-name="P3"><text:tab/>-klubbforum.</text:p>
      <text:p text:style-name="P3"><text:tab/>-schema.</text:p>
      <text:p text:style-name="P3"><text:tab/>-Allting sker online.</text:p>
      <text:p text:style-name="P3"><text:tab/>-Anpassningsbar för olika behov.</text:p>
      <text:p text:style-name="P3"><text:tab/>-håller koll på mycket.</text:p>
      <text:p text:style-name="P3"><text:tab/>-användarvänligt.</text:p>
      <text:p text:style-name="P3"><text:tab/><text:span text:style-name="T1">CONS</text:span></text:p>
      <text:p text:style-name="P3"><text:tab/>-Innehåller mycket onödiga funktioner "Den Glada Piraten"</text:p>
      <text:p text:style-name="P3"><text:tab/>-SportAdmin fokuserar på sportorganisationer.</text:p>
      <text:p text:style-name="P3"><text:tab/>-Saknar funktionalitet som är viktig för båtklubben.</text:p>
      <text:p text:style-name="P3"><text:line-break/>BåtAdmin kommer innehålla alla positiva faktorer och lösa de negativa.</text:p>
      <text:p text:style-name="P3"/>
      <text:p text:style-name="P3"/>
      <text:p text:style-name="P2">Baskrav</text:p>
      <text:p text:style-name="P3"/>
      <text:p text:style-name="P3">BK 1 Mjukvaran ska underlätta vid bokning av båtplats, köp av medlemskap, byte av båtplats.</text:p>
      <text:p text:style-name="P3"><text:line-break/><text:tab/>BK 1.1 Ser till att båtplatsen går ihop med båten med tanke på båtens storlek.</text:p>
      <text:p text:style-name="P3"/>
      <text:p text:style-name="P3"><text:tab/>BK 1.2 <text:s/>Väldigt användarvänligt, även en data ovan ska kunna navigera och hitta.</text:p>
      <text:p text:style-name="P3"/>
      <text:p text:style-name="P3"><text:tab/>BK 1.3 Admins behöver bara godkänna båtplats byten. </text:p>
      <text:p text:style-name="P3"/>
      <text:p text:style-name="P3">BK 2 Skickar ut påminnelser om event, betalning, etc, till klubbmedlemmar. <text:line-break/><text:line-break/>BK 3 Allting sker på webben, åtkomst överallt. För medlem och admin.<text:line-break/><text:line-break/>BK 4 Profil till alla användare, genom profilen kan man bland annat skriva in sina båtar och välja plats, delta i forum mm.<text:line-break/><text:line-break/>BK 5 Admins har full koll på vilka medlemmar som betalt och vilka som måste betala.<text:line-break/><text:line-break/>BK 6 Systemet utvecklas från grunden.</text:p>
      <text:p text:style-name="P3"/>
      <text:p text:style-name="P3">BK 7 Systemet ska enkelt kunna ge en överblick över alla händelser samt sena betalning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v" fo:country="S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2M9S</meta:editing-duration>
    <meta:editing-cycles>79</meta:editing-cycles>
    <meta:generator>OpenOffice.org/3.4.1$Win32 OpenOffice.org_project/341m1$Build-9593</meta:generator>
    <dc:date>2013-12-02T20:56:21.56</dc:date>
    <meta:document-statistic meta:table-count="0" meta:image-count="0" meta:object-count="0" meta:page-count="2" meta:paragraph-count="44" meta:word-count="368" meta:character-count="2568"/>
    <meta:user-defined meta:name="Info 1"/>
    <meta:user-defined meta:name="Info 2"/>
    <meta:user-defined meta:name="Info 3"/>
    <meta:user-defined meta:name="Info 4"/>
  </office:meta>
</office:document-meta>
</file>